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margin-left="0.035cm" fo:margin-right="0cm" fo:text-align="start" style:justify-single-word="false" fo:text-indent="-0.635cm" style:auto-text-indent="false">
        <style:tab-stops/>
      </style:paragraph-properties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margin-left="0.018cm" fo:margin-right="0cm" fo:text-align="start" style:justify-single-word="false" fo:text-indent="-0.635cm" style:auto-text-indent="false">
        <style:tab-stops/>
      </style:paragraph-properties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3/09/2012 au 28/09/2012</text:p>
      <text:p text:style-name="P2"/>
      <text:p text:style-name="P2"/>
      <text:p text:style-name="P3">Au cour de ce mois de Septembre et dans le cadre de la recherche sur Generic System, j'ai participé aux différents points exposés ci-dessous.</text:p>
      <text:p text:style-name="P4"/>
      <text:p text:style-name="P4">Réflexion sur la suppression des Side :</text:p>
      <text:list xml:id="list1847346608" text:style-name="L3">
        <text:list-item>
          <text:p text:style-name="P7">Séparation des ancêtres</text:p>
          <text:list>
            <text:list-item>
              <text:p text:style-name="P7">en Interfaces : Generic dont on hérite directement ou indirectement,</text:p>
            </text:list-item>
            <text:list-item>
              <text:p text:style-name="P7">en Components : les compositions de notre Generic,</text:p>
            </text:list-item>
            <text:list-item>
              <text:p text:style-name="P7">en DirectSupers : Generic dont on hérite directement.</text:p>
            </text:list-item>
          </text:list>
        </text:list-item>
        <text:list-item>
          <text:p text:style-name="P7">Séparation des dépendances</text:p>
          <text:list>
            <text:list-item>
              <text:p text:style-name="P7">en directInheritings : les héritiers directs de notre Generic,</text:p>
            </text:list-item>
            <text:list-item>
              <text:p text:style-name="P7">en composites : les composites de notre Generic.</text:p>
            </text:list-item>
          </text:list>
        </text:list-item>
      </text:list>
      <text:p text:style-name="P4"/>
      <text:p text:style-name="P4">Le dernier modèle de Generic System était un double modèle :</text:p>
      <text:list xml:id="list370534783" text:style-name="L1">
        <text:list-item>
          <text:p text:style-name="P6">le modèle historique « ancêtres/dépendances »,</text:p>
        </text:list-item>
        <text:list-item>
          <text:p text:style-name="P6">le nouveau modèle « components ».</text:p>
        </text:list-item>
      </text:list>
      <text:p text:style-name="P4"/>
      <text:p text:style-name="P4">Dans un premier temps les deux modèles étaient stockés.</text:p>
      <text:p text:style-name="P4"/>
      <text:p text:style-name="P4">Réflexion et mise en place de l'algorithme de calcul des DirectSupers à partir des Interfaces/Components.</text:p>
      <text:p text:style-name="P4">Validation de l'algorithme en le comparant à l'ancien algorithme de calcul des ancêtres.</text:p>
      <text:p text:style-name="P4">Grâce aux tests unitaires : optimisation de l'algorithme afin d'améliorer les performances.</text:p>
      <text:p text:style-name="P4"/>
      <text:p text:style-name="P4">La validation du nouveau modèle nous à permis de supprimer le plus gros point faible du modèle historique : les Generic non fonctionnels (les implicites).</text:p>
      <text:p text:style-name="P4"/>
      <text:p text:style-name="P4">Suppression des Side :</text:p>
      <text:list xml:id="list1595033555" text:style-name="L4">
        <text:list-item>
          <text:p text:style-name="P8">Mise à jour de l'api,</text:p>
        </text:list-item>
        <text:list-item>
          <text:p text:style-name="P8">Mise à niveau des tests.</text:p>
        </text:list-item>
      </text:list>
      <text:p text:style-name="P4"/>
      <text:p text:style-name="P4">Suppression de l'annotation Meta : l'engin de Generic System possède une référence sur les Meta (MetaAttributes, MetaRelation).</text:p>
      <text:list xml:id="list2032704448" text:continue-numbering="true" text:style-name="L4">
        <text:list-header>
          <text:p text:style-name="P11"/>
          <text:p text:style-name="P10">Suite aux nombreuses modifications (changement de modèle, suppression des Side), une refonte des principaux algorithmes de Generic System a été initiée.</text:p>
        </text:list-header>
      </text:list>
      <text:p text:style-name="P4"/>
      <text:p text:style-name="P4">Documentation de l'a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2-10-25T14:00:26</dc:date>
    <meta:editing-duration>P9DT38M</meta:editing-duration>
    <meta:editing-cycles>130</meta:editing-cycles>
    <meta:generator>LibreOffice/3.4$Unix LibreOffice_project/340m1$Build-502</meta:generator>
    <meta:print-date>2012-10-22T10:21:26</meta:print-date>
    <meta:document-statistic meta:table-count="0" meta:image-count="0" meta:object-count="0" meta:page-count="1" meta:paragraph-count="26" meta:word-count="256" meta:character-count="1598" meta:non-whitespace-character-count="1380"/>
  </office:meta>
</office:document-meta>
</file>